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65f" officeooo:paragraph-rsid="0004c65f"/>
    </style:style>
    <style:style style:name="P2" style:family="paragraph" style:parent-style-name="Standard">
      <style:text-properties officeooo:rsid="00056c7c" officeooo:paragraph-rsid="00056c7c"/>
    </style:style>
    <style:style style:name="P3" style:family="paragraph" style:parent-style-name="Standard">
      <style:text-properties officeooo:rsid="0006e296" officeooo:paragraph-rsid="0006e296"/>
    </style:style>
    <style:style style:name="P4" style:family="paragraph" style:parent-style-name="Standard">
      <style:text-properties officeooo:rsid="00088c69" officeooo:paragraph-rsid="00088c69"/>
    </style:style>
    <style:style style:name="P5" style:family="paragraph" style:parent-style-name="Standard">
      <style:text-properties officeooo:rsid="000933dc" officeooo:paragraph-rsid="000933dc"/>
    </style:style>
    <style:style style:name="P6" style:family="paragraph" style:parent-style-name="Standard">
      <style:text-properties officeooo:rsid="000b8a33" officeooo:paragraph-rsid="000b8a33"/>
    </style:style>
    <style:style style:name="P7" style:family="paragraph" style:parent-style-name="Standard">
      <style:text-properties officeooo:rsid="000cc40a" officeooo:paragraph-rsid="000cc40a"/>
    </style:style>
    <style:style style:name="P8" style:family="paragraph" style:parent-style-name="Standard">
      <style:text-properties officeooo:rsid="000d38e8" officeooo:paragraph-rsid="000d38e8"/>
    </style:style>
    <style:style style:name="P9" style:family="paragraph" style:parent-style-name="Standard">
      <style:text-properties fo:font-weight="bold" officeooo:rsid="000cc40a" officeooo:paragraph-rsid="000cc40a" style:font-weight-asian="bold" style:font-weight-complex="bold"/>
    </style:style>
    <style:style style:name="P10" style:family="paragraph" style:parent-style-name="Preformatted_20_Text">
      <style:text-properties fo:font-weight="bold" officeooo:rsid="000933dc" officeooo:paragraph-rsid="000933dc"/>
    </style:style>
    <style:style style:name="P11" style:family="paragraph" style:parent-style-name="Preformatted_20_Text">
      <style:paragraph-properties fo:margin-top="0cm" fo:margin-bottom="0.499cm" loext:contextual-spacing="false"/>
    </style:style>
    <style:style style:name="T1" style:family="text">
      <style:text-properties officeooo:rsid="00056c7c"/>
    </style:style>
    <style:style style:name="T2" style:family="text">
      <style:text-properties officeooo:rsid="00097375"/>
    </style:style>
    <style:style style:name="T3" style:family="text">
      <style:text-properties officeooo:rsid="000d38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resse du repository : https://github.com/PonteIneptique/cours-python</text:p>
      <text:p text:style-name="P1"/>
      <text:p text:style-name="P1">Les environnements virtuels permettent de garder certaines versions de certains modules python. C’est nécessaire pour s’assurer que l’on travaille avec les bonnes versions de modules, notamment parce que Python ne permet pas de différencier les versions de python. Mais on reviendra là-dessus plus tard dans le cours.</text:p>
      <text:p text:style-name="P1"/>
      <text:p text:style-name="P1">Plutôt que ipython3, on peut faire jupyter notebook</text:p>
      <text:p text:style-name="P1"/>
      <text:p text:style-name="P1"/>
      <text:p text:style-name="P1">localhost:8888 est un serveur local qui tourne sur le PC. </text:p>
      <text:p text:style-name="P1"/>
      <text:p text:style-name="P1">Chapitre 1</text:p>
      <text:p text:style-name="P1">Ctrl+Entrée : permet d’intéragir sur les cadres. <text:s/><text:span text:style-name="T1">On peut aussi utiliser « Run » dans la barre au-dessus.</text:span></text:p>
      <text:p text:style-name="P2">Les blocs sont exécutés les uns après les autres. Si on rouvre le fichier, on peut aller dans le menu et choisir « Run all Above » pour exécuter tous les codes avant. </text:p>
      <text:p text:style-name="P2"/>
      <text:p text:style-name="P3">L’indexation des tableaux peut varier d’un langage à l’autre. Le plus souvent elle commence à 0, mais en XSLT par exemple elle commence à 1.</text:p>
      <text:p text:style-name="P3"/>
      <text:p text:style-name="P4">Pythonic Way : c’est d’après les développeurs python la meilleure manière de se conduire en tant que développeur python. On parle d’hygiène du code, de beauté du code. </text:p>
      <text:p text:style-name="P4"/>
      <text:p text:style-name="P5">Les slices : [0:2] → Python s’arrête à la case avant 2. → les 2 premiers (soit [0] et [1]). <text:span text:style-name="T2">On dit qu’il est excluant. D’où la possibilité d’écrire seulement [:2] ou [2:]. </text:span></text:p>
      <text:p text:style-name="P5"/>
      <text:p text:style-name="P5"/>
      <text:p text:style-name="P10">The Zen of Python</text:p>
      <text:p text:style-name="Preformatted_20_Text"><text:s text:c="2"/>Beautiful is better than ugly.</text:p>
      <text:p text:style-name="Preformatted_20_Text"><text:s text:c="2"/>Explicit is better than implicit.</text:p>
      <text:p text:style-name="Preformatted_20_Text"><text:s text:c="2"/>Simple is better than complex.</text:p>
      <text:p text:style-name="Preformatted_20_Text"><text:s text:c="2"/>Complex is better than complicated.</text:p>
      <text:p text:style-name="Preformatted_20_Text"><text:s text:c="2"/>Flat is better than nested.</text:p>
      <text:p text:style-name="Preformatted_20_Text"><text:s text:c="2"/>Sparse is better than dense.</text:p>
      <text:p text:style-name="Preformatted_20_Text"><text:s text:c="2"/>Readability counts.</text:p>
      <text:p text:style-name="Preformatted_20_Text"><text:s text:c="2"/>Special cases aren't special enough to break the rules.</text:p>
      <text:p text:style-name="Preformatted_20_Text"><text:s text:c="2"/>Although practicality beats purity.</text:p>
      <text:p text:style-name="Preformatted_20_Text"><text:s text:c="2"/>Errors should never pass silently.</text:p>
      <text:p text:style-name="Preformatted_20_Text"><text:s text:c="2"/>Unless explicitly silenced.</text:p>
      <text:p text:style-name="Preformatted_20_Text"><text:s text:c="2"/>In the face of ambiguity, refuse the temptation to guess.</text:p>
      <text:p text:style-name="Preformatted_20_Text"><text:s text:c="2"/>There should be one-- and preferably only one --obvious way to do it.</text:p>
      <text:p text:style-name="Preformatted_20_Text"><text:s text:c="2"/>Although that way may not be obvious at first unless you're Dutch.</text:p>
      <text:p text:style-name="Preformatted_20_Text"><text:s text:c="2"/>Now is better than never.</text:p>
      <text:p text:style-name="Preformatted_20_Text"><text:s text:c="2"/>Although never is often better than *right* now.</text:p>
      <text:p text:style-name="Preformatted_20_Text"><text:s text:c="2"/>If the implementation is hard to explain, it's a bad idea.</text:p>
      <text:p text:style-name="Preformatted_20_Text"><text:s text:c="2"/>If the implementation is easy to explain, it may be a good idea.</text:p>
      <text:p text:style-name="P11"><text:s text:c="2"/>Namespaces are one honking great idea -- let's do more of those!</text:p>
      <text:p text:style-name="P5"/>
      <text:p text:style-name="P5"/>
      <text:p text:style-name="P6">Les tuples et les générateurs sont une partie du cours ajouté par TC par rapport au support orignal en anglais. </text:p>
      <text:p text:style-name="P6"/>
      <text:p text:style-name="P9">A propos du cours :</text:p>
      <text:p text:style-name="P7">C’est un cours très long. Il est nécessaire de pratiquer d’un cours à l’autre. </text:p>
      <text:p text:style-name="P7"><text:soft-page-break/>* CSV et JSON</text:p>
      <text:p text:style-name="P7"/>
      <text:p text:style-name="P8">Ne pas hésiter à regarder en avance le cours. Et surtout faire des exercices pour retester les exercices. </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3:44:52.486820516</meta:creation-date>
    <dc:date>2017-11-21T16:28:44.646949281</dc:date>
    <meta:editing-duration>PT1H32M18S</meta:editing-duration>
    <meta:editing-cycles>6</meta:editing-cycles>
    <meta:generator>LibreOffice/5.1.6.2$Linux_X86_64 LibreOffice_project/10m0$Build-2</meta:generator>
    <meta:document-statistic meta:table-count="0" meta:image-count="0" meta:object-count="0" meta:page-count="2" meta:paragraph-count="35" meta:word-count="412" meta:character-count="2446" meta:non-whitespace-character-count="2024"/>
  </office:meta>
</office:document-meta>
</file>